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fo:font-size="11pt" officeooo:paragraph-rsid="00009417" style:font-size-asian="11pt" style:font-size-complex="11pt"/>
    </style:style>
    <style:style style:name="P2"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Courier New" fo:font-size="11pt" fo:font-weight="normal" officeooo:rsid="0003b6aa" officeooo:paragraph-rsid="0003b6a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Courier New" fo:font-size="11pt" fo:font-weight="bold" officeooo:paragraph-rsid="00009417"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Courier New" fo:font-size="11pt" fo:font-weight="normal" officeooo:rsid="0003b6aa" officeooo:paragraph-rsid="0003b6aa"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officeooo:paragraph-rsid="0003b6aa"/>
    </style:style>
    <style:style style:name="T1" style:family="text">
      <style:text-properties officeooo:rsid="00009417"/>
    </style:style>
    <style:style style:name="T2" style:family="text">
      <style:text-properties officeooo:rsid="00028c22"/>
    </style:style>
    <style:style style:name="T3" style:family="text">
      <style:text-properties officeooo:rsid="0003b6aa"/>
    </style:style>
    <style:style style:name="T4" style:family="text">
      <style:text-properties fo:font-weight="bold" style:font-weight-asian="bold" style:font-weight-complex="bold"/>
    </style:style>
    <style:style style:name="T5" style:family="text">
      <style:text-properties officeooo:rsid="00063f04"/>
    </style:style>
    <style:style style:name="T6" style:family="text">
      <style:text-properties style:font-name="Courier New" fo:font-size="11pt" fo:font-weight="normal" officeooo:rsid="0003b6aa" style:font-size-asian="11pt" style:font-weight-asian="normal" style:font-size-complex="11pt" style:font-weight-complex="normal"/>
    </style:style>
    <style:style style:name="T7" style:family="text">
      <style:text-properties style:font-name="Courier New" fo:font-size="11pt" fo:font-weight="normal" officeooo:rsid="00063f04"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F2/NF1/A2.1 // CFGS DAW-BIO Activitat 2.1_1 Octubre 2018 // UF2/NF1/A2.1_1: Funcions de les proteïnes // M14 – Bioinformàtica // UF2 – Eines computacionals en ciències òmiques // NF1 – Sistemes biològics, genòmica i bases de dades bioinformàtiques</text:p>
      <text:p text:style-name="P1"/>
      <text:p text:style-name="P1">A2.1_1 – Funcions de les proteïnes</text:p>
      <text:p text:style-name="P1">Professors: Víctor Ramos i Ángel Serrano</text:p>
      <text:p text:style-name="P1">NOM ALUMNE: <text:span text:style-name="T1">PABLO RODRIGUEZ</text:span></text:p>
      <text:p text:style-name="P1"/>
      <text:p text:style-name="P5">Informe de l'activitat</text:p>
      <text:p text:style-name="P4">En cadascú dels apartats següents escriu el nom d'una proteïna humana i la funció específica que fa a l'organisme humà:</text:p>
      <text:p text:style-name="P2"/>
      <text:p text:style-name="P2"><text:span text:style-name="T4">1. Enzimàtica o catalítica:</text:span> <text:span text:style-name="T1">ADN polimerasa &gt;&gt;interviene en la replicación del adn</text:span></text:p>
      <text:p text:style-name="P2"><text:span text:style-name="T4">2. Estructural:</text:span> <text:span text:style-name="T1">Colágeno &gt;&gt;creación de piel y huesos</text:span></text:p>
      <text:p text:style-name="P2"><text:span text:style-name="T4">3. Transportadora: </text:span><text:span text:style-name="T2">Bomba sodio-potasio &gt;&gt; transporte de iones inorgánicos entre el medio extracelular y el citoplasma</text:span></text:p>
      <text:p text:style-name="P2"><text:span text:style-name="T4">4. Motora o contràctil:</text:span> <text:span text:style-name="T2">miosina y actina &gt;&gt; contracción de músculos</text:span></text:p>
      <text:p text:style-name="P2"><text:span text:style-name="T4">5. Emmagatzemadora i de reserva:</text:span> <text:span text:style-name="T2">gluten &gt;&gt; almacenamiento de energía</text:span></text:p>
      <text:p text:style-name="P2"><text:span text:style-name="T4">6. Conductores de senyal:</text:span> <text:span text:style-name="T2">kinasa &gt;&gt; modula la actividad de la membrana plasmática</text:span></text:p>
      <text:p text:style-name="P2"><text:span text:style-name="T4">7. Receptores: </text:span><text:span text:style-name="T2">acoplado a proteina g &gt;&gt; producción de secretina</text:span></text:p>
      <text:p text:style-name="P2"><text:span text:style-name="T4">8. Reguladora:</text:span> <text:span text:style-name="T2">insulina &gt;&gt; niveles de azúcar</text:span></text:p>
      <text:p text:style-name="P2"><text:span text:style-name="T4">9. Nutritiva: </text:span><text:span text:style-name="T3">proteína vegetal (soja) para alimentación</text:span></text:p>
      <text:p text:style-name="P2"><text:span text:style-name="T4">10. Immunitària o de defensa:</text:span> <text:span text:style-name="T3">ZEB1&gt; relacinada con macrófagos</text:span></text:p>
      <text:p text:style-name="P2"><text:span text:style-name="T4">11. Homeostàtica:</text:span> <text:span text:style-name="T3">globulina &gt;&gt; mantiene niveles adecuados de líquidos en el sistema vascular</text:span></text:p>
      <text:p text:style-name="P2"/>
      <text:p text:style-name="P4">Anomena 3 malalties humanes de herència mendeliana i busca en OMIN el gen</text:p>
      <text:p text:style-name="P4">responsable, i la proteïna que intervé en cada malaltia. Detalla la funció de la proteïna i en quin apartat dels anteriors estaria classificada la proteïna afectada</text:p>
      <text:p text:style-name="P2"/>
      <text:p text:style-name="P3">a) Fibrosis quística</text:p>
      <text:p text:style-name="P3">-gen: CFTR</text:p>
      <text:p text:style-name="P3">- proteína: CTFR <text:span text:style-name="T5">&gt;&gt; </text:span></text:p>
      <text:p text:style-name="P3">Su principal función consiste en facilitar el transporte activo de iones de cloro hacia el exterior de la membrana celular. </text:p>
      <text:p text:style-name="P3"/>
      <text:p text:style-name="P3">b) Enfermedad de Huntington</text:p>
      <text:p text:style-name="P7"><text:span text:style-name="T6">- </text:span><text:span text:style-name="T7">gen: HTT</text:span></text:p>
      <text:p text:style-name="P7"><text:span text:style-name="T7">-proteína: Huntingtin &gt;&gt;La proteína Huntingtin es un complejo de gran tamaño que puede tomar conformaciones de alfa hélice, random coil y extended loop; se compone de tres dominios en su estructura. La mutación del gen HTT que se asocia con la enfermedad de Huntington es la expansión del triplete CAG, esta repetición está presente en una proteína normal de 11 a 36 veces, si hay más la proteína ejecuta una función errónea. Mientras más repeticiones, excediendo las 41 veces, hay una mayor agresión a los órganos afectados en la enfermedad</text:span></text:p>
      <text:p text:style-name="P7"><text:span text:style-name="T7">- funciones de transporte y regulación</text:span></text:p>
      <text:p text:style-name="P3"/>
      <text:p text:style-name="P3">c) Enfermedad de Batten</text:p>
      <text:p text:style-name="P3">-<text:span text:style-name="T5">gen: CLN3</text:span></text:p>
      <text:p text:style-name="P3">- <text:span text:style-name="T5">proteína: no está identificada aún (en la CLN1 es la tiosterasa y en la CLN2 proteasa ácida)</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2:11:44.788218019</meta:creation-date>
    <dc:date>2018-10-21T21:36:48.641860926</dc:date>
    <meta:editing-duration>PT8M26S</meta:editing-duration>
    <meta:editing-cycles>2</meta:editing-cycles>
    <meta:generator>LibreOffice/6.0.6.2$Linux_X86_64 LibreOffice_project/00m0$Build-2</meta:generator>
    <meta:document-statistic meta:table-count="0" meta:image-count="0" meta:object-count="0" meta:page-count="1" meta:paragraph-count="30" meta:word-count="383" meta:character-count="2425" meta:non-whitespace-character-count="2066"/>
  </office:meta>
</office:document-meta>
</file>